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ebration serif" svg:font-family="'Lieb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monospace" svg:font-family="monospace"/>
  </office:font-face-decls>
  <office:automatic-styles>
    <style:style style:name="P1" style:family="paragraph" style:parent-style-name="Standard">
      <style:text-properties style:text-position="0% 100%" fo:font-size="18pt" style:font-size-asian="18pt" style:font-size-complex="18pt"/>
    </style:style>
    <style:style style:name="P2" style:family="paragraph" style:parent-style-name="Standard">
      <style:text-properties style:text-position="0% 100%" fo:font-size="18pt" officeooo:paragraph-rsid="001ddf35" style:font-size-asian="18pt" style:font-size-complex="18pt"/>
    </style:style>
    <style:style style:name="P3" style:family="paragraph" style:parent-style-name="Standard">
      <style:text-properties style:text-position="0% 100%" fo:font-size="18pt" officeooo:rsid="00224e8d" officeooo:paragraph-rsid="00224e8d" style:font-size-asian="18pt" style:font-size-complex="18pt"/>
    </style:style>
    <style:style style:name="P4" style:family="paragraph" style:parent-style-name="Standard">
      <style:text-properties style:text-position="0% 100%" fo:font-size="18pt" officeooo:rsid="0023ff8d" officeooo:paragraph-rsid="0023ff8d" style:font-size-asian="18pt" style:font-size-complex="18pt"/>
    </style:style>
    <style:style style:name="P5" style:family="paragraph" style:parent-style-name="Standard">
      <style:text-properties style:text-position="0% 100%" fo:font-size="18pt" officeooo:rsid="0024646a" officeooo:paragraph-rsid="0024646a" style:font-size-asian="18pt" style:font-size-complex="18pt"/>
    </style:style>
    <style:style style:name="P6" style:family="paragraph" style:parent-style-name="Standard">
      <style:text-properties style:text-position="0% 100%" fo:font-size="18pt" officeooo:rsid="002671da" officeooo:paragraph-rsid="002671da" style:font-size-asian="18pt" style:font-size-complex="18pt"/>
    </style:style>
    <style:style style:name="P7" style:family="paragraph" style:parent-style-name="Standard">
      <style:text-properties style:text-position="0% 100%" fo:font-size="18pt" officeooo:rsid="002671da" officeooo:paragraph-rsid="0026f9e1" style:font-size-asian="18pt" style:font-size-complex="18pt"/>
    </style:style>
    <style:style style:name="P8" style:family="paragraph" style:parent-style-name="Standard">
      <style:text-properties style:text-position="0% 100%" fo:font-size="18pt" officeooo:rsid="0026f9e1" officeooo:paragraph-rsid="0026f9e1" style:font-size-asian="18pt" style:font-size-complex="18pt"/>
    </style:style>
    <style:style style:name="P9" style:family="paragraph" style:parent-style-name="Standard">
      <style:text-properties style:text-position="0% 100%" fo:font-size="18pt" officeooo:rsid="0029f67c" officeooo:paragraph-rsid="0029f67c" style:font-size-asian="18pt" style:font-size-complex="18pt"/>
    </style:style>
    <style:style style:name="P10" style:family="paragraph" style:parent-style-name="Standard">
      <style:text-properties style:text-position="0% 100%" fo:font-size="18pt" officeooo:rsid="002bf58b" officeooo:paragraph-rsid="002bf58b" style:font-size-asian="18pt" style:font-size-complex="18pt"/>
    </style:style>
    <style:style style:name="P11" style:family="paragraph" style:parent-style-name="Standard">
      <style:text-properties style:text-position="0% 100%" fo:font-size="18pt" officeooo:rsid="002c5b33" officeooo:paragraph-rsid="002d624e" style:font-size-asian="18pt" style:font-size-complex="18pt"/>
    </style:style>
    <style:style style:name="P12" style:family="paragraph" style:parent-style-name="Standard">
      <style:text-properties style:text-position="0% 100%" fo:font-size="18pt" officeooo:rsid="002c5b33" officeooo:paragraph-rsid="002c5b33" style:font-size-asian="18pt" style:font-size-complex="18pt"/>
    </style:style>
    <style:style style:name="P13" style:family="paragraph" style:parent-style-name="Standard">
      <style:text-properties style:text-position="0% 100%" fo:font-size="18pt" officeooo:rsid="002d624e" officeooo:paragraph-rsid="002d624e" style:font-size-asian="18pt" style:font-size-complex="18pt"/>
    </style:style>
    <style:style style:name="P14" style:family="paragraph" style:parent-style-name="Standard">
      <style:text-properties style:text-position="0% 100%" fo:font-size="18pt" officeooo:rsid="002e9275" officeooo:paragraph-rsid="002e9275" style:font-size-asian="18pt" style:font-size-complex="18pt"/>
    </style:style>
    <style:style style:name="P15" style:family="paragraph" style:parent-style-name="Standard">
      <style:text-properties style:text-position="0% 100%" fo:font-size="18pt" officeooo:rsid="0035b25c" officeooo:paragraph-rsid="0035b25c" style:font-size-asian="18pt" style:font-size-complex="18pt"/>
    </style:style>
    <style:style style:name="P16" style:family="paragraph" style:parent-style-name="Standard">
      <style:text-properties style:text-position="0% 100%" fo:font-size="18pt" fo:font-style="italic" fo:font-weight="bold" officeooo:rsid="001feecd" officeooo:paragraph-rsid="001feecd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text-properties style:text-position="0% 100%" fo:font-size="18pt" fo:font-style="italic" fo:font-weight="bold" officeooo:rsid="00210288" officeooo:paragraph-rsid="00210288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text-properties style:text-position="0% 100%" fo:font-size="18pt" fo:font-style="italic" fo:font-weight="bold" officeooo:rsid="0026f9e1" officeooo:paragraph-rsid="0026f9e1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text-properties style:text-position="0% 100%" fo:font-size="18pt" fo:font-style="normal" fo:font-weight="normal" officeooo:rsid="00224e8d" officeooo:paragraph-rsid="00224e8d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text-properties style:text-position="0% 100%" fo:font-size="18pt" fo:font-style="normal" fo:font-weight="normal" officeooo:rsid="00232e36" officeooo:paragraph-rsid="00232e36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text-properties style:text-position="0% 100%" fo:font-size="18pt" fo:font-style="normal" fo:font-weight="normal" officeooo:rsid="0026f9e1" officeooo:paragraph-rsid="0026f9e1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text-properties style:text-position="0% 100%" fo:font-size="18pt" fo:font-style="normal" fo:font-weight="normal" officeooo:rsid="0027cbc2" officeooo:paragraph-rsid="0027cbc2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style:writing-mode="lr-tb"/>
      <style:text-properties style:text-position="0% 100%" fo:font-size="18pt" fo:font-style="normal" fo:font-weight="normal" officeooo:rsid="0027cbc2" officeooo:paragraph-rsid="0027cbc2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style:text-position="0% 100%" fo:font-size="18pt" fo:font-style="normal" fo:font-weight="normal" officeooo:rsid="0027cbc2" officeooo:paragraph-rsid="00284e42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text-properties style:text-position="0% 100%" fo:font-size="18pt" fo:font-style="normal" fo:font-weight="bold" officeooo:rsid="0030e96a" officeooo:paragraph-rsid="0030e96a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text-properties style:text-position="0% 100%" fo:font-size="18pt" fo:font-style="normal" fo:font-weight="bold" officeooo:rsid="0032cad9" officeooo:paragraph-rsid="0032cad9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style:text-position="0% 100%" fo:font-size="20pt" fo:font-style="italic" fo:font-weight="bold" officeooo:rsid="001feecd" officeooo:paragraph-rsid="001feecd" style:font-size-asian="20pt" style:font-style-asian="italic" style:font-weight-asian="bold" style:font-size-complex="20pt" style:font-style-complex="italic" style:font-weight-complex="bold"/>
    </style:style>
    <style:style style:name="P28" style:family="paragraph" style:parent-style-name="Standard">
      <style:text-properties style:text-position="0% 100%" fo:font-size="20pt" fo:font-style="italic" fo:font-weight="bold" officeooo:rsid="00224e8d" officeooo:paragraph-rsid="00224e8d" style:font-size-asian="20pt" style:font-style-asian="italic" style:font-weight-asian="bold" style:font-size-complex="20pt" style:font-style-complex="italic" style:font-weight-complex="bold"/>
    </style:style>
    <style:style style:name="P29" style:family="paragraph" style:parent-style-name="Standard">
      <style:text-properties style:text-position="0% 100%" fo:font-size="20pt" fo:font-style="italic" fo:font-weight="bold" officeooo:rsid="0026f9e1" officeooo:paragraph-rsid="0026f9e1" style:font-size-asian="20pt" style:font-style-asian="italic" style:font-weight-asian="bold" style:font-size-complex="20pt" style:font-style-complex="italic" style:font-weight-complex="bold"/>
    </style:style>
    <style:style style:name="P30" style:family="paragraph" style:parent-style-name="Standard">
      <style:text-properties style:text-position="0% 100%" fo:font-size="20pt" fo:font-style="italic" fo:font-weight="bold" officeooo:rsid="0027cbc2" officeooo:paragraph-rsid="0027cbc2" style:font-size-asian="20pt" style:font-style-asian="italic" style:font-weight-asian="bold" style:font-size-complex="20pt" style:font-style-complex="italic" style:font-weight-complex="bold"/>
    </style:style>
    <style:style style:name="P31" style:family="paragraph" style:parent-style-name="Standard">
      <style:text-properties style:text-position="0% 100%" fo:font-size="20pt" fo:font-style="italic" fo:font-weight="bold" officeooo:rsid="002bf58b" officeooo:paragraph-rsid="002bf58b" style:font-size-asian="20pt" style:font-style-asian="italic" style:font-weight-asian="bold" style:font-size-complex="20pt" style:font-style-complex="italic" style:font-weight-complex="bold"/>
    </style:style>
    <style:style style:name="P32" style:family="paragraph" style:parent-style-name="Standard">
      <style:text-properties style:text-position="0% 100%" fo:font-size="20pt" fo:font-style="italic" fo:font-weight="bold" officeooo:rsid="0030e96a" officeooo:paragraph-rsid="0030e96a" style:font-size-asian="20pt" style:font-style-asian="italic" style:font-weight-asian="bold" style:font-size-complex="20pt" style:font-style-complex="italic" style:font-weight-complex="bold"/>
    </style:style>
    <style:style style:name="P33" style:family="paragraph" style:parent-style-name="Standard">
      <style:text-properties style:text-position="0% 100%" fo:font-size="20pt" fo:font-style="italic" fo:font-weight="bold" officeooo:rsid="0032cad9" officeooo:paragraph-rsid="0032cad9" style:font-size-asian="20pt" style:font-style-asian="italic" style:font-weight-asian="bold" style:font-size-complex="20pt" style:font-style-complex="italic" style:font-weight-complex="bold"/>
    </style:style>
    <style:style style:name="P34" style:family="paragraph" style:parent-style-name="Standard">
      <style:text-properties style:text-position="0% 100%" fo:font-size="20pt" fo:font-style="italic" fo:font-weight="bold" officeooo:rsid="0033dd12" officeooo:paragraph-rsid="0033dd12" style:font-size-asian="20pt" style:font-style-asian="italic" style:font-weight-asian="bold" style:font-size-complex="20pt" style:font-style-complex="italic" style:font-weight-complex="bold"/>
    </style:style>
    <style:style style:name="P35" style:family="paragraph" style:parent-style-name="Standard">
      <style:text-properties style:text-position="0% 100%" fo:font-size="20pt" fo:font-style="normal" fo:font-weight="bold" officeooo:rsid="0030e96a" officeooo:paragraph-rsid="0030e96a" style:font-size-asian="20pt" style:font-style-asian="normal" style:font-weight-asian="bold" style:font-size-complex="20pt" style:font-style-complex="normal" style:font-weight-complex="bold"/>
    </style:style>
    <style:style style:name="P36" style:family="paragraph" style:parent-style-name="Standard">
      <style:text-properties style:text-position="0% 100%" fo:font-size="20pt" fo:font-style="normal" fo:font-weight="bold" officeooo:rsid="0032cad9" officeooo:paragraph-rsid="0032cad9" style:font-size-asian="20pt" style:font-style-asian="normal" style:font-weight-asian="bold" style:font-size-complex="20pt" style:font-style-complex="normal" style:font-weight-complex="bold"/>
    </style:style>
    <style:style style:name="P37" style:family="paragraph" style:parent-style-name="Standard">
      <style:text-properties style:text-position="0% 100%" fo:font-size="20pt" fo:font-style="normal" fo:font-weight="bold" officeooo:rsid="0033c8a6" officeooo:paragraph-rsid="0033c8a6" style:font-size-asian="20pt" style:font-style-asian="normal" style:font-weight-asian="bold" style:font-size-complex="20pt" style:font-style-complex="normal" style:font-weight-complex="bold"/>
    </style:style>
    <style:style style:name="P38" style:family="paragraph" style:parent-style-name="Standard">
      <style:text-properties style:text-position="0% 100%" fo:font-size="20pt" fo:font-style="normal" fo:font-weight="bold" officeooo:rsid="0033dd12" officeooo:paragraph-rsid="0033dd12" style:font-size-asian="20pt" style:font-style-asian="normal" style:font-weight-asian="bold" style:font-size-complex="20pt" style:font-style-complex="normal" style:font-weight-complex="bold"/>
    </style:style>
    <style:style style:name="P39" style:family="paragraph" style:parent-style-name="Standard">
      <style:text-properties style:text-position="0% 100%" fo:font-size="20pt" fo:font-style="normal" fo:font-weight="bold" officeooo:rsid="00357198" officeooo:paragraph-rsid="00357198" style:font-size-asian="20pt" style:font-style-asian="normal" style:font-weight-asian="bold" style:font-size-complex="20pt" style:font-style-complex="normal" style:font-weight-complex="bold"/>
    </style:style>
    <style:style style:name="P40" style:family="paragraph" style:parent-style-name="Standard">
      <style:text-properties style:font-name="monospace" fo:font-size="20pt" fo:font-style="italic" fo:font-weight="bold" officeooo:paragraph-rsid="0038ac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f35" style:font-weight-asian="bold" style:font-weight-complex="bold"/>
    </style:style>
    <style:style style:name="T3" style:family="text">
      <style:text-properties fo:font-weight="bold" officeooo:rsid="002f9407" style:font-weight-asian="bold" style:font-weight-complex="bold"/>
    </style:style>
    <style:style style:name="T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10288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0288" style:font-style-asian="normal" style:font-weight-asian="normal" style:font-style-complex="normal" style:font-weight-complex="normal"/>
    </style:style>
    <style:style style:name="T9" style:family="text">
      <style:text-properties officeooo:rsid="00232e36"/>
    </style:style>
    <style:style style:name="T10" style:family="text">
      <style:text-properties officeooo:rsid="00284e42"/>
    </style:style>
    <style:style style:name="T11" style:family="text">
      <style:text-properties officeooo:rsid="002e9275"/>
    </style:style>
    <style:style style:name="T12" style:family="text">
      <style:text-properties officeooo:rsid="002f9407"/>
    </style:style>
    <style:style style:name="T13" style:family="text">
      <style:text-properties officeooo:rsid="0030e96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32cad9"/>
    </style:style>
    <style:style style:name="T16" style:family="text">
      <style:text-properties fo:color="#000000" loext:opacity="100%" style:font-name="Liberation Serif" fo:font-size="18pt" fo:font-style="normal" fo:background-color="#ffffff" loext:char-shading-value="0" style:font-size-asian="18pt" style:font-style-asian="normal" style:font-size-complex="18pt" style:font-style-complex="normal"/>
    </style:style>
    <style:style style:name="T17" style:family="text">
      <style:text-properties fo:color="#000000" loext:opacity="100%" style:font-name="Liberation Serif" fo:font-size="18pt" fo:font-style="normal" fo:font-weight="normal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loext:opacity="100%" style:font-name="Liberation Serif" fo:font-size="18pt" fo:font-style="normal" fo:font-weight="normal" officeooo:rsid="0038aca7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loext:opacity="100%" style:text-position="0% 100%" style:font-name="Liberation Serif" fo:font-size="18pt" fo:font-style="normal" officeooo:rsid="00224e8d" fo:background-color="#ffffff" loext:char-shading-value="0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000000" loext:opacity="100%" style:text-position="0% 100%" style:font-name="Liberation Serif" fo:font-size="18pt" fo:font-style="normal" officeooo:rsid="0038aca7" fo:background-color="#ffffff" loext:char-shading-value="0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000000" loext:opacity="100%" style:text-position="0% 100%" style:font-name="Liberation Serif" fo:font-size="18pt" fo:font-style="normal" fo:font-weight="normal" officeooo:rsid="00224e8d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000000" loext:opacity="100%" style:text-position="0% 100%" style:font-name="Liberation Serif" fo:font-size="18pt" fo:font-style="normal" fo:font-weight="normal" officeooo:rsid="0038aca7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Liberation Serif" fo:font-size="18pt" fo:letter-spacing="normal" fo:font-style="normal" fo:font-weight="normal" officeooo:rsid="0038aca7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position="0% 100%" style:font-name="Liberation Serif" fo:font-size="18pt" fo:letter-spacing="normal" fo:font-style="normal" fo:font-weight="normal" officeooo:rsid="0038aca7" fo:background-color="#ffffff" loext:char-shading-value="0" style:font-size-asian="18pt" style:font-style-asian="normal" style:font-weight-asian="normal" style:font-size-complex="18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text-position="0% 100%" style:font-name="Liberation Serif" fo:font-size="18pt" fo:letter-spacing="normal" fo:font-style="normal" fo:font-weight="normal" officeooo:rsid="00224e8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d1d5db" loext:opacity="100%" style:text-position="0% 100%" style:font-name="Liberation Serif" fo:font-size="18pt" fo:letter-spacing="normal" fo:font-style="normal" fo:font-weight="normal" officeooo:rsid="0038aca7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d1d5db" loext:opacity="100%" style:text-position="0% 100%" style:font-name="Liberation Serif" fo:font-size="18pt" fo:letter-spacing="normal" fo:font-style="normal" fo:font-weight="normal" officeooo:rsid="00224e8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d1d5db" loext:opacity="100%" style:text-position="0% 100%" style:font-name="Liberation Serif" fo:font-size="18pt" fo:letter-spacing="normal" fo:font-style="normal" fo:font-weight="normal" officeooo:rsid="0038aca7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d1d5db" loext:opacity="100%" style:text-position="0% 100%" style:font-name="Liberation Serif" fo:font-size="18pt" fo:letter-spacing="normal" fo:font-style="normal" fo:font-weight="normal" officeooo:rsid="00224e8d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d1d5db" loext:opacity="100%" style:text-position="0% 100%" style:font-name="Liberation Serif" fo:font-size="10.5pt" fo:letter-spacing="normal" fo:font-style="normal" fo:font-weight="normal" officeooo:rsid="0038aca7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d1d5db" loext:opacity="100%" style:text-position="0% 100%" style:font-name="Söhne Mono" fo:font-size="10.5pt" fo:letter-spacing="normal" fo:font-style="normal" fo:font-weight="normal" officeooo:rsid="0038aca7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d1d5db" loext:opacity="100%" style:text-position="0% 100%" style:font-name="Liebration serif" fo:font-size="10.5pt" fo:letter-spacing="normal" fo:font-style="normal" fo:font-weight="normal" officeooo:rsid="0038aca7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style:text-position="0% 100%" officeooo:rsid="00224e8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style:text-position="0% 100%" style:font-name="Liberation Serif" officeooo:rsid="00224e8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style:text-position="0% 100%" style:font-name="Liberation Serif" fo:font-style="normal" officeooo:rsid="00224e8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style:text-position="0% 100%" style:font-name="Liberation Serif" fo:font-style="normal" fo:font-weight="normal" officeooo:rsid="00224e8d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style:text-position="0% 100%" style:font-name="Liberation Serif" fo:font-size="18pt" fo:font-style="normal" officeooo:rsid="00224e8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style:text-position="0% 100%" style:font-name="Liberation Serif" fo:font-size="18pt" fo:font-style="normal" officeooo:rsid="0038aca7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style:text-position="0% 100%" style:font-name="Liberation Serif" fo:font-size="18pt" fo:font-style="normal" fo:font-weight="normal" officeooo:rsid="0038aca7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style:text-position="0% 100%" style:font-name="Liberation Serif" fo:font-size="18pt" fo:font-style="normal" fo:font-weight="normal" officeooo:rsid="00224e8d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style:text-position="0% 100%" fo:font-style="normal" officeooo:rsid="00224e8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style:text-position="0% 100%" fo:font-style="normal" fo:font-weight="normal" officeooo:rsid="00224e8d" style:font-size-asian="20pt" style:font-style-asian="normal" style:font-weight-asian="normal" style:font-size-complex="2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/><text:span text:style-name="T1">sudo hostnamectl set-hostname новое_имя</text:span> - сменить имя хоста(компьютера)</text:p>
      <text:p text:style-name="P1"><text:s/><text:span text:style-name="T1">passwd</text:span> - <text:s/>смена пароля</text:p>
      <text:p text:style-name="P1"><text:s/><text:span text:style-name="T1">pwd</text:span> - вызвать имя каталога</text:p>
      <text:p text:style-name="P1"><text:s/>l<text:span text:style-name="T1">s -aF</text:span> - список файлов внутри каталога, ВКЛЮЧАЯ НЕВИДИМЫЕ, с различением типов</text:p>
      <text:p text:style-name="P3"><text:span text:style-name="T1">history</text:span> — история команд</text:p>
      <text:p text:style-name="P3"><text:span text:style-name="T1">!! </text:span>— выполнить команду</text:p>
      <text:p text:style-name="P3"><text:span text:style-name="T1">!номер</text:span> — выполнить команду под заданным историей номером</text:p>
      <text:p text:style-name="P7"><text:span text:style-name="T1">updatedb</text:span> — обновление баз данных</text:p>
      <text:p text:style-name="P7"><text:span text:style-name="Source_20_Text"><text:span text:style-name="T1">#!/bin/sh</text:span></text:span><text:span text:style-name="T1"> </text:span>— выполнить файл с помощью sh (<text:a xlink:type="simple" xlink:href="https://ru.wikipedia.org/wiki/Bourne_shell" text:style-name="Internet_20_link" text:visited-style-name="Visited_20_Internet_20_Link">Bourne shell</text:a>) или другой совместимой оболочки;</text:p>
      <text:p text:style-name="P15"><text:span text:style-name="T1">script имя.txt</text:span> — начать протоколирование в указанном файле. Ctrl-D закончит протоколирование </text:p>
      <text:p text:style-name="P15"/>
      <text:p text:style-name="P29">*Команды для работы с процессами*</text:p>
      <text:p text:style-name="P18"/>
      <text:p text:style-name="P4"><text:span text:style-name="T1">ps </text:span>— покажет все процессы в текущем сеансе</text:p>
      <text:p text:style-name="P4"><text:span text:style-name="T1">ps ax</text:span> — все <text:s/>существующие процессы</text:p>
      <text:p text:style-name="P4"><text:span text:style-name="T1">ps axu</text:span> — про<text:span text:style-name="T13">ц</text:span>ессы с их владельцами</text:p>
      <text:p text:style-name="P5"><text:span text:style-name="T1">kill -9 номер_процесса</text:span> — завер<text:span text:style-name="T13">ш</text:span>ить процесс с указанным номером</text:p>
      <text:p text:style-name="P5"><text:span text:style-name="T1">kill -KILL номер_процесса</text:span> — заверщить процесс с указанным номером</text:p>
      <text:p text:style-name="P8"><text:span text:style-name="T1">kill %номер_фоновой_задачи</text:span> — завершить фон. задачу</text:p>
      <text:p text:style-name="P5"><text:span text:style-name="T1">top</text:span> — вызов программы, отображающие процессы в реальном времени</text:p>
      <text:p text:style-name="P6"><text:span text:style-name="T1">команда &amp;</text:span> - запуск команды в фоновом режиме</text:p>
      <text:p text:style-name="P6"><text:span text:style-name="T1">jobs</text:span> — список фоновых задач </text:p>
      <text:p text:style-name="P6"><text:span text:style-name="T1">clear</text:span> — очистить терминал</text:p>
      <text:p text:style-name="P8"><text:span text:style-name="T1">bg</text:span> — сделать приостановленную задачу фоновой</text:p>
      <text:p text:style-name="P8"><text:span text:style-name="T1">fg</text:span> — сделать приостановленную задачу текущей</text:p>
      <text:p text:style-name="P8"/>
      <text:p text:style-name="P1"><text:soft-page-break/><text:s/><text:span text:style-name="T4">*Команды для работы с файлами*</text:span></text:p>
      <text:p text:style-name="P1"/>
      <text:p text:style-name="P1"><text:s/><text:span text:style-name="T1">cp</text:span> - копирование</text:p>
      <text:p text:style-name="P1"><text:s/><text:span text:style-name="T1">mv</text:span> - переименование или перемещение</text:p>
      <text:p text:style-name="P1"><text:s/><text:span text:style-name="T1">rm -r </text:span><text:span text:style-name="T2">имя_директории</text:span> - удаление вместе с содержимым</text:p>
      <text:p text:style-name="P2"><text:s/><text:span text:style-name="T1">mkdir </text:span><text:span text:style-name="T2">имя_директории</text:span> - создание директории</text:p>
      <text:p text:style-name="P2"><text:s/><text:span text:style-name="T1">rmdir </text:span><text:span text:style-name="T2">имя_директории</text:span> - удаление директории</text:p>
      <text:p text:style-name="P2"><text:s/><text:span text:style-name="T1">touch </text:span><text:span text:style-name="T2">имя_файла</text:span> - создание файла или установка нового времени модификации</text:p>
      <text:p text:style-name="P1"><text:s/><text:span text:style-name="T1">less</text:span> - просмотр содержимого файла с пейджингом</text:p>
      <text:p text:style-name="P1"><text:s/><text:span text:style-name="T1">cd имя_директории</text:span> - переход в каталог</text:p>
      <text:p text:style-name="P1"><text:s/><text:span text:style-name="T1">cd ..</text:span> - выход из каталога</text:p>
      <text:p text:style-name="P1"><text:s/><text:span text:style-name="T1">cd</text:span> - переход в домашний каталог</text:p>
      <text:p text:style-name="P6"><text:span text:style-name="T1">locate имя_файла</text:span> — поиск по имен или или по части имени файла/директории; показывает местоположение</text:p>
      <text:p text:style-name="P9"><text:span text:style-name="T1">less имя_файла</text:span> — прочитать содержимое файла</text:p>
      <text:p text:style-name="P12"/>
      <text:p text:style-name="P27">*Шаблоны имён файлов*</text:p>
      <text:p text:style-name="P27"/>
      <text:p text:style-name="P16"><text:span text:style-name="T5">*.</text:span><text:span text:style-name="T6">суффикс</text:span><text:span text:style-name="T7"> — все файлы с данным именем</text:span></text:p>
      <text:p text:style-name="P16"><text:span text:style-name="T5">имя _???</text:span><text:span text:style-name="T6">.суффикс</text:span><text:span text:style-name="T7"> — все файлы <text:s/>с данным именем и определённым количеством вопросов <text:s/>количеством символов</text:span></text:p>
      <text:p text:style-name="P16"><text:span text:style-name="T5">имя[множество]</text:span><text:span text:style-name="T7"> — все файлы с данным именем и перечисленным множеством </text:span></text:p>
      <text:p text:style-name="P16"><text:span text:style-name="T5">[!_]*.</text:span><text:span text:style-name="T6">суффикс </text:span><text:span text:style-name="T8">— все имена файлов, имеющие данный суффикс, за исключением, начинающихся с «_»</text:span></text:p>
      <text:p text:style-name="P17"><text:span text:style-name="T5">*.{jpg, png, gif}</text:span><text:span text:style-name="T7"> — все файлы с текущими суффиксами</text:span></text:p>
      <text:p text:style-name="P40"><text:span text:style-name="T19">rename 's/^Копия//' Копия* —</text:span><text:span text:style-name="T21"> </text:span><text:span text:style-name="T22">э</text:span><text:span text:style-name="T23">та <text:s text:c="2"/>команда удалит слово "Копия" в начале каждого файла, который начинается с этого слова</text:span></text:p>
      <text:p text:style-name="P40"><text:span text:style-name="T37">rename 's/^\s+//' * </text:span><text:span text:style-name="T40">— </text:span><text:span text:style-name="T39">э</text:span><text:span text:style-name="T25">та <text:s/>команда удаляет все пробелы в начале названий всех файлов в текущей директории</text:span></text:p>
      <text:p text:style-name="P40"><text:span text:style-name="T25"/></text:p>
      <text:p text:style-name="P40"><text:span text:style-name="T25"/></text:p>
      <text:p text:style-name="P28"><text:soft-page-break/>*Горячие клавиши*</text:p>
      <text:p text:style-name="P28"/>
      <text:p text:style-name="P19"><text:span text:style-name="T1">Home </text:span>— начало строки</text:p>
      <text:p text:style-name="P19"><text:span text:style-name="T1">End </text:span>— конец строки</text:p>
      <text:p text:style-name="P19"><text:span text:style-name="T1">Ctrl-R </text:span>— глубокий поиск команды в истории</text:p>
      <text:p text:style-name="P19"><text:span text:style-name="T1">Ctrl-C </text:span>— <text:span text:style-name="T9">очистить ввод в строке</text:span></text:p>
      <text:p text:style-name="P20"><text:span text:style-name="T1">Ctrl-D</text:span> — завершить сеанс работы/ «конец файла»</text:p>
      <text:p text:style-name="P20"><text:span text:style-name="T1">Ctrl-S — </text:span>«пауза вывода» </text:p>
      <text:p text:style-name="P20"><text:span text:style-name="T1">Ctrl-Q</text:span> — снять с «паузы»</text:p>
      <text:p text:style-name="P21"><text:span text:style-name="T1">Ctrl-Z </text:span>— приостановить задачу</text:p>
      <text:p text:style-name="P21"/>
      <text:p text:style-name="P30">*Примеры перенаправлений ввода-вывода*</text:p>
      <text:p text:style-name="P22"/>
      <text:p text:style-name="P22"><text:span text:style-name="T1">cmd1 &gt; file1</text:span> — запустить программу cmd1, направив её вывод в file1; либо перезапись file1, либо его создание</text:p>
      <text:p text:style-name="P22"><text:span text:style-name="T1">cmd1 » file1</text:span> — запустить cmd1 , дописав её вывод в конец file1, который создастся, если его не существует</text:p>
      <text:p text:style-name="P22"><text:span text:style-name="T1">cmd2 &lt; file2</text:span> — запуск cmd2, а содержимое file2 подастся ей в качестве стандартного вывода; если file2 не существует возникнет ошибка</text:p>
      <text:p text:style-name="P23"><text:span text:style-name="T1">cmd3 &gt; file1 &lt; file2</text:span> — запуск cmd3, <text:span text:style-name="T10">перенаправив, как ввода, так и вывод</text:span></text:p>
      <text:p text:style-name="P24"><text:span text:style-name="T1">cmd1 | cmd2</text:span> — <text:span text:style-name="T10">запуск одновременно двух программ,подав данные со стандартного вывода первой на стандартный ввод второй (конвейер)</text:span></text:p>
      <text:p text:style-name="P22"><text:span text:style-name="T1">cmd4 2&gt; errfile</text:span> — <text:span text:style-name="T10">направить поток сообщений в errfile</text:span></text:p>
      <text:p text:style-name="P22"><text:span text:style-name="T1">cmd5 2&gt;&amp;1 | cmd6 </text:span><text:s/>- <text:span text:style-name="T10">объединить потоки стандартного вывода и вывода ошибок cmd5 и направить на стандартный ввод cmd6</text:span></text:p>
      <text:p text:style-name="P1"/>
      <text:p text:style-name="P31">*Права доступа к файлам*</text:p>
      <text:p text:style-name="P10"/>
      <text:p text:style-name="P10"><text:span text:style-name="T1">0</text:span> — отсутствие прав (- - -)</text:p>
      <text:p text:style-name="P10"><text:span text:style-name="T1">1</text:span> — выполнение (- - x)</text:p>
      <text:p text:style-name="P10"><text:soft-page-break/><text:span text:style-name="T1">2</text:span> — запись <text:s/>(- w -)</text:p>
      <text:p text:style-name="P10"><text:span text:style-name="T1">3 (1+2)</text:span> — выполнение и запись (- w x)</text:p>
      <text:p text:style-name="P10"><text:span text:style-name="T1">4</text:span> — чтение (r - -)</text:p>
      <text:p text:style-name="P10"><text:span text:style-name="T1">5 (1+4)</text:span> — выполнение и чтение (r - x)</text:p>
      <text:p text:style-name="P10"><text:span text:style-name="T1">6 (4+2)</text:span> — чтение и запись (r w -)</text:p>
      <text:p text:style-name="P10"><text:span text:style-name="T1">7 (4+2+1)</text:span> — все права(r w x)</text:p>
      <text:p text:style-name="P11"><text:span text:style-name="T1">chmod UGOA(цифры) имя_файла </text:span>— установка прав доступа, где в восьмеричной системе U — user, G — group, O — others, A — all</text:p>
      <text:p text:style-name="P13"><text:span text:style-name="T1">+</text:span> — добавление <text:s/>прав</text:p>
      <text:p text:style-name="P13"><text:span text:style-name="T1">-</text:span> — снятие прав</text:p>
      <text:p text:style-name="P13"><text:span text:style-name="T1">=</text:span> — установка <text:s/>актуальных прав, удаление старых</text:p>
      <text:p text:style-name="P13"><text:span text:style-name="T1">s </text:span>— установка/снятие Set Bit</text:p>
      <text:p text:style-name="P13"><text:span text:style-name="T1">t </text:span>— Sticky Bit </text:p>
      <text:p text:style-name="P13"><text:span text:style-name="T1">X</text:span> — установка/снятие бита исполнения <text:s/>только для кат<text:span text:style-name="T11">а</text:span>логов, а также для тех файлов у которых хотя бы у кого-нибудь есть права исполнения.</text:p>
      <text:p text:style-name="P14"><text:span text:style-name="T1">сhmod -R</text:span> — смена прав ко всем файлам во всех поддиректориях заданной директории</text:p>
      <text:p text:style-name="P14"><text:span text:style-name="T1">chmod a+x</text:span> имя_файла — сделает файл исполняемым </text:p>
      <text:p text:style-name="P14"><text:span text:style-name="T1">chmod go-rwx * —</text:span> снимет со всех файлов в текущем каталоге все права, кроме прав владельца </text:p>
      <text:p text:style-name="P14"><text:span text:style-name="T1">chmod -R u+rwX,go=rX ~</text:span><text:span text:style-name="T3">ы</text:span><text:span text:style-name="T1"> </text:span>— устанавливает <text:s/>в дом<text:span text:style-name="T12">ашней</text:span> <text:span text:style-name="T12">д</text:span>иректории <text:s/>и всех её поддиректориях для всех файлов <text:s/>права для владельца на чтение и запись; устанавливает для директорий, а также файлов, для которых исполнение разрешено хоть кому-то, владельцу назначаются также права на исполнение. Для группы и остальных пользователе<text:span text:style-name="T12">й устанавливаются права на чтение, для исполняемых файлов и директорий — также права на исполнение, а все остальные права убираются</text:span></text:p>
      <text:p text:style-name="P14"/>
      <text:p text:style-name="P32">*Команда man*</text:p>
      <text:p text:style-name="P32"/>
      <text:p text:style-name="P25"><text:soft-page-break/>q <text:span text:style-name="T14">— выйти </text:span></text:p>
      <text:p text:style-name="P25">/ —<text:span text:style-name="T14"> поиск <text:s/></text:span></text:p>
      <text:p text:style-name="P25">? —<text:span text:style-name="T14"> предыдущий поиск</text:span></text:p>
      <text:p text:style-name="P25">Space<text:span text:style-name="T14"> — следующая страница</text:span></text:p>
      <text:p text:style-name="P35"><text:span text:style-name="T14"/></text:p>
      <text:p text:style-name="P32"><text:span text:style-name="T15">*</text:span>Секциии системного справочника <text:span text:style-name="T15">man*</text:span></text:p>
      <text:p text:style-name="P32"/>
      <text:p text:style-name="P25">1 <text:span text:style-name="T14">— пользовательские команды</text:span></text:p>
      <text:p text:style-name="P26">2 <text:span text:style-name="T14">— системные вызовы</text:span></text:p>
      <text:p text:style-name="P26">3 <text:span text:style-name="T14">— библиотечные вызовы</text:span></text:p>
      <text:p text:style-name="P26">4<text:span text:style-name="T14"> — описания файлов устройств</text:span></text:p>
      <text:p text:style-name="P26">5<text:span text:style-name="T14"> — описания системных конфигурационных файлов</text:span></text:p>
      <text:p text:style-name="P26">6<text:span text:style-name="T14"> — игры </text:span></text:p>
      <text:p text:style-name="P26">7<text:span text:style-name="T14"> — общие понятия</text:span></text:p>
      <text:p text:style-name="P26">8<text:span text:style-name="T14"> — команды системного администрирования</text:span></text:p>
      <text:p text:style-name="P36"><text:span text:style-name="T14"/></text:p>
      <text:p text:style-name="P33">*Команда info*</text:p>
      <text:p text:style-name="P36"><text:span text:style-name="T14"/></text:p>
      <text:p text:style-name="P36">l(last)<text:span text:style-name="T14"> — назад </text:span></text:p>
      <text:p text:style-name="P37">q<text:span text:style-name="T14"> — выход</text:span></text:p>
      <text:p text:style-name="P37">Ctrl-C<text:span text:style-name="T14"> — выход </text:span></text:p>
      <text:p text:style-name="P37"><text:span text:style-name="T14"/></text:p>
      <text:p text:style-name="P34">*Переменные окружения*</text:p>
      <text:p text:style-name="P38"><text:span text:style-name="T14"/></text:p>
      <text:p text:style-name="P38">PATH<text:span text:style-name="T14"> — содержит список каталогов, в которых следует искать исполняемый файл, если пользователь дал команду, не указав каталог.</text:span></text:p>
      <text:p text:style-name="P38">HOME<text:span text:style-name="T14"> — содержит путь к домашнему каталогу</text:span></text:p>
      <text:p text:style-name="P38">LANG<text:span text:style-name="T14"> — определяет на каком языке следует выдавать сообщения</text:span></text:p>
      <text:p text:style-name="P38">EDITOR<text:span text:style-name="T14"> — имя предпочитаемого редактора текста</text:span></text:p>
      <text:p text:style-name="P38"><text:span text:style-name="T14"/></text:p>
      <text:p text:style-name="P39"><text:soft-page-break/>unset имя_переменной;</text:p>
      <text:p text:style-name="P39">export имя_переменной<text:span text:style-name="T14"> — убирают переменные из окружения</text:span></text:p>
      <text:p text:style-name="P39"><text:span text:style-name="T14"/></text:p>
      <text:p text:style-name="P39">chfn <text:span text:style-name="T14">— команда предлагает к редактированию опрделеённый текст,из которого затем извлекает нужные значения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ebration serif" svg:font-family="'Lieb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0:01:09.953905184</meta:creation-date>
    <dc:date>2024-09-09T21:04:08.003854381</dc:date>
    <meta:editing-duration>PT1H37M25S</meta:editing-duration>
    <meta:editing-cycles>10</meta:editing-cycles>
    <meta:generator>LibreOffice/24.2.5.2$Linux_X86_64 LibreOffice_project/d6e8b0f3fc6e8af2b00cf4969fd0d2fa45b9a62e</meta:generator>
    <meta:document-statistic meta:table-count="0" meta:image-count="0" meta:object-count="0" meta:page-count="6" meta:paragraph-count="107" meta:word-count="781" meta:character-count="5417" meta:non-whitespace-character-count="4615"/>
  </office:meta>
</office:document-meta>
</file>